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o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cumentacio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o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pletar la implentacion My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Aun que es utilizable para algunos propositos, no esta completo el model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oporte para Basico para Postgre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4:06:12.353026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2T17:48:11.979744367</dc:date>
    <meta:editing-duration>PT2H47M2S</meta:editing-duration>
    <meta:editing-cycles>8</meta:editing-cycles>
    <meta:generator>LibreOffice/6.0.7.3$Linux_X86_64 LibreOffice_project/00m0$Build-3</meta:generator>
    <meta:document-statistic meta:table-count="1" meta:cell-count="54" meta:object-count="0"/>
  </office:meta>
</office:document-meta>
</file>